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7cd" officeooo:paragraph-rsid="0012a7cd"/>
    </style:style>
    <style:style style:name="P2" style:family="paragraph" style:parent-style-name="Standard" style:list-style-name="L1">
      <style:text-properties officeooo:rsid="0012a7cd" officeooo:paragraph-rsid="0012a7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o:</text:p>
      <text:list xml:id="list3565576763" text:style-name="L1">
        <text:list-item>
          <text:p text:style-name="P2">Título</text:p>
        </text:list-item>
        <text:list-item>
          <text:p text:style-name="P2">Año de publicación</text:p>
        </text:list-item>
        <text:list-item>
          <text:p text:style-name="P2">ISBN</text:p>
        </text:list-item>
        <text:list-item>
          <text:p text:style-name="P2">Editorial</text:p>
        </text:list-item>
        <text:list-item>
          <text:p text:style-name="P2">Auto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23:17:02.282485221</meta:creation-date>
    <dc:date>2021-11-12T23:35:45.806342750</dc:date>
    <meta:editing-duration>PT8M33S</meta:editing-duration>
    <meta:editing-cycles>1</meta:editing-cycles>
    <meta:document-statistic meta:table-count="0" meta:image-count="0" meta:object-count="0" meta:page-count="1" meta:paragraph-count="6" meta:word-count="13" meta:character-count="53" meta:non-whitespace-character-count="51"/>
    <meta:generator>LibreOffice/6.4.7.2$Linux_X86_64 LibreOffice_project/40$Build-2</meta:generator>
  </office:meta>
</office:document-meta>
</file>